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FB90000037300000100934253D5D0C1976E.svg" manifest:media-type="image/svg+xml"/>
  <manifest:file-entry manifest:full-path="Pictures/10001B8D00000447000001850D3B110185E0CE18.svg" manifest:media-type="image/svg+xml"/>
  <manifest:file-entry manifest:full-path="Pictures/100000010000005500000014A2BC8852FBDD4B33.png" manifest:media-type="image/png"/>
  <manifest:file-entry manifest:full-path="Pictures/10000001000000340000000F54F46D9BA3D97217.png" manifest:media-type="image/png"/>
  <manifest:file-entry manifest:full-path="Pictures/10001D2F000005AB00000156A9D99167B6C84C6F.svg" manifest:media-type="image/svg+xml"/>
  <manifest:file-entry manifest:full-path="Pictures/100019AC000006760000015F3753BE32AC1965B8.svg" manifest:media-type="image/svg+xml"/>
  <manifest:file-entry manifest:full-path="Pictures/100014480000064A0000015FF6CAA01E2CF192EE.svg" manifest:media-type="image/svg+xml"/>
  <manifest:file-entry manifest:full-path="Pictures/1000000100000061000000158B22DF4BE45B8526.png" manifest:media-type="image/png"/>
  <manifest:file-entry manifest:full-path="Pictures/10000001000003CC000005A0D4F7B6DEDF4E04C9.png" manifest:media-type="image/png"/>
  <manifest:file-entry manifest:full-path="Pictures/100000010000000F0000000F739F681F1A7C1EA5.png" manifest:media-type="image/png"/>
  <manifest:file-entry manifest:full-path="Pictures/1000072D00000101000000F8B189FC64D1BE8986.svg" manifest:media-type="image/svg+xml"/>
  <manifest:file-entry manifest:full-path="Pictures/1000000100000044000000176E1EB314EB16A526.png" manifest:media-type="image/png"/>
  <manifest:file-entry manifest:full-path="Pictures/100000010000005E00000015B83FCA2FA806740E.png" manifest:media-type="image/png"/>
  <manifest:file-entry manifest:full-path="Pictures/100000010000004000000017F33AF443A1757E55.png" manifest:media-type="image/png"/>
  <manifest:file-entry manifest:full-path="Pictures/10001D560000048200000185165B51C1DFB15266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2" style:family="graphic" style:parent-style-name="standard">
      <style:graphic-properties draw:stroke="solid" svg:stroke-width="0.025cm" svg:stroke-color="#ff0000" draw:stroke-linejoin="miter" svg:stroke-linecap="butt" draw:fill="solid" draw:fill-color="#ff0000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solid" svg:stroke-width="0.101cm" svg:stroke-color="#000000" draw:stroke-linejoin="miter" svg:stroke-linecap="butt" draw:fill="none" fo:padding-top="0.05cm" fo:padding-bottom="0.05cm" fo:padding-left="0.05cm" fo:padding-right="0.05cm"/>
    </style:style>
    <style:style style:name="gr6" style:family="graphic" style:parent-style-name="standard">
      <style:graphic-properties draw:stroke="solid" svg:stroke-width="0.025cm" svg:stroke-color="#0000ff" draw:stroke-linejoin="miter" svg:stroke-linecap="butt" draw:fill="solid" draw:fill-color="#0000ff" fo:padding-top="0.012cm" fo:padding-bottom="0.012cm" fo:padding-left="0.012cm" fo:padding-right="0.012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Dash_20__28_Rounded_29_" svg:stroke-width="0.081cm" svg:stroke-color="#ff0000" draw:marker-start-width="0.321cm" draw:marker-end="Arrowheads_20_4" draw:marker-end-width="0.421cm" svg:stroke-opacity="30%" svg:stroke-linecap="round" draw:fill="none" draw:textarea-horizontal-align="center" draw:textarea-vertical-align="middle" fo:padding-top="0.04cm" fo:padding-bottom="0.04cm" fo:padding-left="0.04cm" fo:padding-right="0.04cm"/>
    </style:style>
    <style:style style:name="gr9" style:family="graphic" style:parent-style-name="objectwithoutfill">
      <style:graphic-properties draw:stroke="dash" draw:stroke-dash="Dash_20__28_Rounded_29_" svg:stroke-width="0.081cm" svg:stroke-color="#0037ff" draw:marker-start-width="0.321cm" draw:marker-end="Arrowheads_20_5" draw:marker-end-width="0.421cm" svg:stroke-opacity="30%" svg:stroke-linecap="round" draw:fill="none" draw:textarea-horizontal-align="center" draw:textarea-vertical-align="middle" fo:padding-top="0.04cm" fo:padding-bottom="0.04cm" fo:padding-left="0.04cm" fo:padding-right="0.04cm"/>
    </style:style>
    <style:style style:name="gr10" style:family="graphic" style:parent-style-name="standard">
      <style:graphic-properties draw:stroke="solid" svg:stroke-width="0.025cm" svg:stroke-color="#0037ff" draw:stroke-linejoin="miter" svg:stroke-linecap="butt" draw:fill="solid" draw:fill-color="#0037ff" fo:padding-top="0.012cm" fo:padding-bottom="0.012cm" fo:padding-left="0.012cm" fo:padding-right="0.0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0000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37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3.534cm" svg:height="20.05cm" draw:transform="rotate (-1.5707963267949) translate (21.765cm 3.559cm)">
          <draw:image xlink:href="Pictures/10000001000003CC000005A0D4F7B6DEDF4E04C9.png" xlink:type="simple" xlink:show="embed" xlink:actuate="onLoad" draw:mime-type="image/png">
            <text:p/>
          </draw:image>
        </draw:frame>
        <draw:polygon draw:style-name="gr2" draw:text-style-name="P2" draw:layer="layout" svg:width="0.786cm" svg:height="5.818cm" svg:x="11.93cm" svg:y="0.325cm" svg:viewBox="0 0 787 5819" draw:points="288,5819 35,5808 266,476 0,465 414,0 787,499 521,487">
          <text:p/>
        </draw:polygon>
        <draw:path draw:style-name="gr3" draw:text-style-name="P3" draw:layer="layout" svg:width="23.871cm" svg:height="3.78cm" svg:x="0.346cm" svg:y="7.547cm" svg:viewBox="0 0 23872 3781" svg:d="M23383 3341c-87 32-186 62-296 91l-25-99c107-27 202-57 286-87zM22788 3500c-95 19-196 37-303 54l-16-100c105-17 205-35 299-54zM22182 3598c-97 13-198 25-303 37l-11-101c104-11 204-24 300-36zM21575 3665c-98 10-199 18-303 26l-8-101c103-8 204-17 302-26zM20970 3712c-98 7-197 12-299 18l-5-102c101-5 200-11 297-17zM20359 3745l-302 12-4-102 303-12zM19755 3766l-311 7-2-102 310-7zM19140 3777l-302 3v-102l301-2zM18530 3781l-307-1v-102l307 1zM17921 3777l-305-4 1-101 306 4zM17307 3767l-303-7 3-101 302 7zM16700 3752l-306-10 3-101 306 10zM16088 3731l-303-12 4-101 303 12zM15480 3706l-305-15 5-101 305 14zM14870 3675l-305-16 6-102 305 17zM14261 3641l-304-19 6-101 304 18zM13651 3602l-305-21 7-101 305 21zM13043 3559l-304-23 8-101 304 23zM12433 3512l-303-25 8-101 303 25zM11829 3461l-30-3-271-23 9-102 271 24 30 3zM11226 3407l-305-29 9-101 305 29zM10616 3348l-302-31 11-101 301 31zM10011 3285l-305-33 11-101 305 33zM9403 3218l-303-35 12-101 303 35zM8797 3146l-303-37 12-101 303 38zM8191 3071l-302-40 13-101 302 40zM7587 2991l-302-42 14-101 302 42zM6981 2905l-301-44 15-100 301 44zM6381 2816l-304-48 15-100 305 47zM5774 2719l-298-49 17-101 298 50zM5175 2618l-304-54 18-100 304 54zM4572 2509l-295-56 19-100 295 56zM3970 2392l-297-61 21-100 297 61zM3381 2268c-105-23-207-46-307-70l23-99c99 23 201 46 305 69zM2780 2129c-99-24-196-48-291-72l25-98c94 24 191 47 290 71zM2195 1980c-101-27-198-54-293-81l28-98c94 27 191 54 291 81zM1608 1811c-101-32-198-63-290-94l32-97c92 32 188 63 289 94zM1029 1613c-103-39-199-78-286-117l40-93c87 38 181 77 282 115zM467 1362c-106-58-194-115-263-171l64-79c64 53 147 106 247 161zM5 918c-5-24-6-48-4-72 7-85 57-163 150-235l62 81c-69 53-106 107-111 163-1 14-1 28 2 43zM429 462c86-34 185-67 297-97l27 98c-109 29-204 61-286 93zM1022 293c95-19 195-38 302-56l17 100c-106 18-205 36-298 56zM1627 191c97-14 198-26 303-38l11 101c-104 12-204 24-301 37zM2234 121c98-9 200-18 304-27l8 102c-104 8-205 17-303 26zM2843 72c96-6 195-12 296-18l5 102c-100 5-198 11-295 17zM3447 39c101-5 203-9 308-13l3 102c-104 3-206 8-306 12zM4055 17l308-8 3 102-309 7zM4671 4l300-3 1 102-300 3zM5278 0l310 1v101l-310-1zM5889 3l304 4-1 101-305-4zM6502 12l304 7-3 101-303-6zM7109 27l306 9-3 102-306-10zM7722 47l303 12-4 101-303-11zM8329 72l305 14-5 102-304-14zM8939 102l305 17-5 101-305-17zM9549 136l304 19-6 101-304-18zM10159 175l304 20-6 102-305-21zM10767 217l303 23-8 101-303-23zM11376 264l304 25-8 101-304-25zM11982 314l91 8 209 19-9 101-209-19-90-8zM12584 368l305 29-10 101-305-29zM13194 427l302 31-11 101-301-31zM13799 489l304 33-11 101-304-33zM14407 556l302 35-11 101-303-35zM15013 627l303 37-12 101-304-37zM15619 702l302 39-13 101-302-39zM16223 782l301 41-14 101-301-42zM16829 866l301 45-15 100-301-44zM17430 956l303 47-16 100-303-47zM18036 1051l299 50-16 100-299-49zM18634 1152l305 54-17 100-306-54zM19239 1261l293 55-19 100-293-56zM19839 1377l299 61-20 99-299-61zM20429 1499c104 23 207 46 307 69l-22 99c-100-23-203-46-307-68zM21032 1637c99 23 195 47 289 70l-25 99c-93-24-189-47-287-71zM21615 1783c102 27 201 54 296 82l-27 97c-95-27-193-54-295-81zM22205 1951c102 31 199 62 292 93l-32 96c-92-30-189-61-289-92zM22785 2145c102 38 197 76 284 114l-39 93c-87-37-180-73-280-111zM23351 2390c105 55 194 108 267 161l-60 83c-69-51-153-102-254-154zM23841 2790c24 49 34 97 30 145-9 99-77 190-203 271l-55-85c98-64 151-129 156-195 3-29-4-60-19-92z">
          <text:p/>
        </draw:path>
        <draw:path draw:style-name="gr4" draw:text-style-name="P4" draw:layer="layout" svg:width="1.396cm" svg:height="1.396cm" svg:x="21.977cm" svg:y="8.929cm" svg:viewBox="0 0 1397 1397" svg:d="M1397 699c0 23-1 46-4 69-2 22-5 45-10 67-4 23-10 45-16 67-7 22-15 43-23 64-9 21-19 42-30 62-10 20-22 40-35 59s-26 37-42 55c-14 18-29 35-46 51-16 16-33 31-50 46-18 14-36 28-55 41-19 12-39 24-59 35s-41 20-62 29-43 16-65 23c-21 7-44 12-66 17-22 4-45 8-68 10s-45 3-68 3-46-1-69-3c-22-2-45-6-67-10-23-5-45-10-67-17s-43-14-64-23-42-18-62-29-40-23-59-35c-19-13-37-27-55-41-18-15-35-30-51-46s-31-33-46-51c-14-18-28-36-41-55-12-19-24-39-35-59s-20-41-29-62-16-42-23-64-12-44-17-67c-4-22-8-45-10-67-2-23-3-46-3-69s1-45 3-68 6-46 10-68c5-22 10-45 17-66 7-22 14-44 23-66 9-21 18-42 29-62s23-40 35-59c13-19 27-37 41-55 15-17 30-34 46-50 16-17 33-32 51-46 18-15 36-28 55-41s39-25 59-35c20-11 41-21 62-30 21-8 42-16 64-23 22-6 44-12 67-16 22-5 45-8 67-10 23-3 46-4 69-4s45 1 68 4c23 2 46 5 68 10 22 4 45 10 66 16 22 7 44 15 65 23 21 9 42 19 62 30 20 10 40 22 59 35s37 26 55 41c17 14 34 29 50 46 17 16 32 33 46 50 16 18 29 36 42 55s25 39 35 59c11 20 21 41 30 62 8 22 16 44 23 66 6 21 12 44 16 66 5 22 8 45 10 68 3 23 4 45 4 68z">
          <text:p/>
        </draw:path>
        <draw:path draw:style-name="gr5" draw:text-style-name="P1" draw:layer="layout" svg:width="1.396cm" svg:height="1.396cm" svg:x="21.977cm" svg:y="8.929cm" svg:viewBox="0 0 1397 1397" svg:d="M1397 699c0 23-1 46-4 69-2 22-5 45-10 67-4 23-10 45-16 67-7 22-15 43-23 64-9 21-19 42-30 62-10 20-22 40-35 59s-26 37-42 55c-14 18-29 35-46 51-16 16-33 31-50 46-18 14-36 28-55 41-19 12-39 24-59 35s-41 20-62 29-43 16-65 23c-21 7-44 12-66 17-22 4-45 8-68 10s-45 3-68 3-46-1-69-3c-22-2-45-6-67-10-23-5-45-10-67-17s-43-14-64-23-42-18-62-29-40-23-59-35c-19-13-37-27-55-41-18-15-35-30-51-46s-31-33-46-51c-14-18-28-36-41-55-12-19-24-39-35-59s-20-41-29-62-16-42-23-64-12-44-17-67c-4-22-8-45-10-67-2-23-3-46-3-69s1-45 3-68 6-46 10-68c5-22 10-45 17-66 7-22 14-44 23-66 9-21 18-42 29-62s23-40 35-59c13-19 27-37 41-55 15-17 30-34 46-50 16-17 33-32 51-46 18-15 36-28 55-41s39-25 59-35c20-11 41-21 62-30 21-8 42-16 64-23 22-6 44-12 67-16 22-5 45-8 67-10 23-3 46-4 69-4s45 1 68 4c23 2 46 5 68 10 22 4 45 10 66 16 22 7 44 15 65 23 21 9 42 19 62 30 20 10 40 22 59 35s37 26 55 41c17 14 34 29 50 46 17 16 32 33 46 50 16 18 29 36 42 55s25 39 35 59c11 20 21 41 30 62 8 22 16 44 23 66 6 21 12 44 16 66 5 22 8 45 10 68 3 23 4 45 4 68z">
          <text:p/>
        </draw:path>
        <draw:polygon draw:style-name="gr6" draw:text-style-name="P5" draw:layer="layout" svg:width="1.297cm" svg:height="3.059cm" svg:x="22.443cm" svg:y="6.67cm" svg:viewBox="0 0 1298 3060" draw:points="242,3060 0,2984 802,422 547,343 1067,0 1298,577 1044,498">
          <text:p/>
        </draw:polygon>
        <draw:frame draw:style-name="gr7" draw:text-style-name="P6" xml:id="id2" draw:id="id2" draw:layer="layout" svg:width="4.612cm" svg:height="1.552cm" svg:x="19.35cm" svg:y="4.898cm">
          <draw:image xlink:href="Pictures/10001D560000048200000185165B51C1DFB15266.svg" xlink:type="simple" xlink:show="embed" xlink:actuate="onLoad" draw:mime-type="image/svg+xml">
            <text:p/>
          </draw:image>
          <draw:image xlink:href="Pictures/1000000100000044000000176E1EB314EB16A526.png" xlink:type="simple" xlink:show="embed" xlink:actuate="onLoad" draw:mime-type="image/png"/>
          <svg:title>TexMaths</svg:title>
          <svg:desc>40§latex§\pi(i_{13/2})§svg§600§TRUE§</svg:desc>
        </draw:frame>
        <draw:frame draw:style-name="gr7" draw:text-style-name="P6" xml:id="id1" draw:id="id1" draw:layer="layout" svg:width="1.024cm" svg:height="0.988cm" svg:x="10.362cm" svg:y="1.079cm">
          <draw:image xlink:href="Pictures/1000072D00000101000000F8B189FC64D1BE8986.svg" xlink:type="simple" xlink:show="embed" xlink:actuate="onLoad" draw:mime-type="image/svg+xml">
            <text:p/>
          </draw:image>
          <draw:image xlink:href="Pictures/100000010000000F0000000F739F681F1A7C1EA5.png" xlink:type="simple" xlink:show="embed" xlink:actuate="onLoad" draw:mime-type="image/png"/>
          <svg:title>TexMaths</svg:title>
          <svg:desc>40§latex§\mathbf{R}§svg§600§TRUE§</svg:desc>
        </draw:frame>
        <draw:connector draw:style-name="gr8" draw:text-style-name="P6" draw:layer="layout" draw:type="curve" svg:x1="11.386cm" svg:y1="1.573cm" svg:x2="15.961cm" svg:y2="2.467cm" draw:start-shape="id1" draw:start-glue-point="1" svg:d="M11386 1573c3807 0 1520 894 4575 894" svg:viewBox="0 0 4576 895">
          <text:p/>
        </draw:connector>
        <draw:connector draw:style-name="gr9" draw:text-style-name="P6" draw:layer="layout" draw:type="curve" svg:x1="21.656cm" svg:y1="4.898cm" svg:x2="18.436cm" svg:y2="3.095cm" draw:start-shape="id2" draw:start-glue-point="0" svg:d="M21656 4898c0-1726-3220-825-3220-1803" svg:viewBox="0 0 3221 1804">
          <text:p/>
        </draw:connector>
        <draw:frame draw:style-name="gr7" draw:text-style-name="P6" draw:layer="layout" svg:width="6.436cm" svg:height="1.4cm" svg:x="16.15cm" svg:y="1.798cm">
          <draw:image xlink:href="Pictures/100014480000064A0000015FF6CAA01E2CF192EE.svg" xlink:type="simple" xlink:show="embed" xlink:actuate="onLoad" draw:mime-type="image/svg+xml">
            <text:p/>
          </draw:image>
          <draw:image xlink:href="Pictures/100000010000005E00000015B83FCA2FA806740E.png" xlink:type="simple" xlink:show="embed" xlink:actuate="onLoad" draw:mime-type="image/png"/>
          <svg:title>TexMaths</svg:title>
          <svg:desc>40§latex§Z=71\ (Lu)§svg§600§TRUE§</svg:desc>
        </draw:frame>
        <draw:frame draw:style-name="gr7" draw:text-style-name="P6" draw:layer="layout" svg:width="6.612cm" svg:height="1.4cm" svg:x="3.45cm" svg:y="0.998cm">
          <draw:image xlink:href="Pictures/100019AC000006760000015F3753BE32AC1965B8.svg" xlink:type="simple" xlink:show="embed" xlink:actuate="onLoad" draw:mime-type="image/svg+xml">
            <text:p/>
          </draw:image>
          <draw:image xlink:href="Pictures/1000000100000061000000158B22DF4BE45B8526.png" xlink:type="simple" xlink:show="embed" xlink:actuate="onLoad" draw:mime-type="image/png"/>
          <svg:title>TexMaths</svg:title>
          <svg:desc>40§latex§Z=70\ (Yb)§svg§600§TRUE§</svg:desc>
        </draw:frame>
        <draw:frame draw:style-name="gr7" draw:text-style-name="P6" draw:layer="layout" svg:width="5.8cm" svg:height="1.364cm" svg:x="18.45cm" svg:y="13.298cm">
          <draw:image xlink:href="Pictures/10001D2F000005AB00000156A9D99167B6C84C6F.svg" xlink:type="simple" xlink:show="embed" xlink:actuate="onLoad" draw:mime-type="image/svg+xml">
            <text:p/>
          </draw:image>
          <draw:image xlink:href="Pictures/100000010000005500000014A2BC8852FBDD4B33.png" xlink:type="simple" xlink:show="embed" xlink:actuate="onLoad" draw:mime-type="image/png"/>
          <svg:title>TexMaths</svg:title>
          <svg:desc>40§latex§TSD1,2,3§svg§600§TRUE§</svg:desc>
        </draw:frame>
      </draw:page>
      <draw:page draw:name="page2" draw:style-name="dp1" draw:master-page-name="master-page3">
        <draw:frame draw:style-name="gr1" draw:text-style-name="P1" draw:layer="layout" svg:width="13.534cm" svg:height="20.05cm" draw:transform="rotate (-1.5707963267949) translate (21.765cm 3.559cm)">
          <draw:image xlink:href="Pictures/10000001000003CC000005A0D4F7B6DEDF4E04C9.png" xlink:type="simple" xlink:show="embed" xlink:actuate="onLoad" draw:mime-type="image/png">
            <text:p/>
          </draw:image>
        </draw:frame>
        <draw:polygon draw:style-name="gr2" draw:text-style-name="P2" draw:layer="layout" svg:width="0.786cm" svg:height="5.818cm" svg:x="11.93cm" svg:y="0.325cm" svg:viewBox="0 0 787 5819" draw:points="288,5819 35,5808 266,476 0,465 414,0 787,499 521,487">
          <text:p/>
        </draw:polygon>
        <draw:path draw:style-name="gr3" draw:text-style-name="P3" draw:layer="layout" svg:width="23.871cm" svg:height="3.78cm" svg:x="0.346cm" svg:y="7.547cm" svg:viewBox="0 0 23872 3781" svg:d="M23383 3341c-87 32-186 62-296 91l-25-99c107-27 202-57 286-87zM22788 3500c-95 19-196 37-303 54l-16-100c105-17 205-35 299-54zM22182 3598c-97 13-198 25-303 37l-11-101c104-11 204-24 300-36zM21575 3665c-98 10-199 18-303 26l-8-101c103-8 204-17 302-26zM20970 3712c-98 7-197 12-299 18l-5-102c101-5 200-11 297-17zM20359 3745l-302 12-4-102 303-12zM19755 3766l-311 7-2-102 310-7zM19140 3777l-302 3v-102l301-2zM18530 3781l-307-1v-102l307 1zM17921 3777l-305-4 1-101 306 4zM17307 3767l-303-7 3-101 302 7zM16700 3752l-306-10 3-101 306 10zM16088 3731l-303-12 4-101 303 12zM15480 3706l-305-15 5-101 305 14zM14870 3675l-305-16 6-102 305 17zM14261 3641l-304-19 6-101 304 18zM13651 3602l-305-21 7-101 305 21zM13043 3559l-304-23 8-101 304 23zM12433 3512l-303-25 8-101 303 25zM11829 3461l-30-3-271-23 9-102 271 24 30 3zM11226 3407l-305-29 9-101 305 29zM10616 3348l-302-31 11-101 301 31zM10011 3285l-305-33 11-101 305 33zM9403 3218l-303-35 12-101 303 35zM8797 3146l-303-37 12-101 303 38zM8191 3071l-302-40 13-101 302 40zM7587 2991l-302-42 14-101 302 42zM6981 2905l-301-44 15-100 301 44zM6381 2816l-304-48 15-100 305 47zM5774 2719l-298-49 17-101 298 50zM5175 2618l-304-54 18-100 304 54zM4572 2509l-295-56 19-100 295 56zM3970 2392l-297-61 21-100 297 61zM3381 2268c-105-23-207-46-307-70l23-99c99 23 201 46 305 69zM2780 2129c-99-24-196-48-291-72l25-98c94 24 191 47 290 71zM2195 1980c-101-27-198-54-293-81l28-98c94 27 191 54 291 81zM1608 1811c-101-32-198-63-290-94l32-97c92 32 188 63 289 94zM1029 1613c-103-39-199-78-286-117l40-93c87 38 181 77 282 115zM467 1362c-106-58-194-115-263-171l64-79c64 53 147 106 247 161zM5 918c-5-24-6-48-4-72 7-85 57-163 150-235l62 81c-69 53-106 107-111 163-1 14-1 28 2 43zM429 462c86-34 185-67 297-97l27 98c-109 29-204 61-286 93zM1022 293c95-19 195-38 302-56l17 100c-106 18-205 36-298 56zM1627 191c97-14 198-26 303-38l11 101c-104 12-204 24-301 37zM2234 121c98-9 200-18 304-27l8 102c-104 8-205 17-303 26zM2843 72c96-6 195-12 296-18l5 102c-100 5-198 11-295 17zM3447 39c101-5 203-9 308-13l3 102c-104 3-206 8-306 12zM4055 17l308-8 3 102-309 7zM4671 4l300-3 1 102-300 3zM5278 0l310 1v101l-310-1zM5889 3l304 4-1 101-305-4zM6502 12l304 7-3 101-303-6zM7109 27l306 9-3 102-306-10zM7722 47l303 12-4 101-303-11zM8329 72l305 14-5 102-304-14zM8939 102l305 17-5 101-305-17zM9549 136l304 19-6 101-304-18zM10159 175l304 20-6 102-305-21zM10767 217l303 23-8 101-303-23zM11376 264l304 25-8 101-304-25zM11982 314l91 8 209 19-9 101-209-19-90-8zM12584 368l305 29-10 101-305-29zM13194 427l302 31-11 101-301-31zM13799 489l304 33-11 101-304-33zM14407 556l302 35-11 101-303-35zM15013 627l303 37-12 101-304-37zM15619 702l302 39-13 101-302-39zM16223 782l301 41-14 101-301-42zM16829 866l301 45-15 100-301-44zM17430 956l303 47-16 100-303-47zM18036 1051l299 50-16 100-299-49zM18634 1152l305 54-17 100-306-54zM19239 1261l293 55-19 100-293-56zM19839 1377l299 61-20 99-299-61zM20429 1499c104 23 207 46 307 69l-22 99c-100-23-203-46-307-68zM21032 1637c99 23 195 47 289 70l-25 99c-93-24-189-47-287-71zM21615 1783c102 27 201 54 296 82l-27 97c-95-27-193-54-295-81zM22205 1951c102 31 199 62 292 93l-32 96c-92-30-189-61-289-92zM22785 2145c102 38 197 76 284 114l-39 93c-87-37-180-73-280-111zM23351 2390c105 55 194 108 267 161l-60 83c-69-51-153-102-254-154zM23841 2790c24 49 34 97 30 145-9 99-77 190-203 271l-55-85c98-64 151-129 156-195 3-29-4-60-19-92z">
          <text:p/>
        </draw:path>
        <draw:path draw:style-name="gr4" draw:text-style-name="P4" draw:layer="layout" svg:width="1.396cm" svg:height="1.396cm" svg:x="0.777cm" svg:y="8.429cm" svg:viewBox="0 0 1397 1397" svg:d="M1397 699c0 23-1 46-4 69-2 22-5 45-10 67-4 23-10 45-16 67-7 22-15 43-23 64-9 21-19 42-30 62-10 20-22 40-35 59s-26 37-42 55c-14 18-29 35-46 51-16 16-33 31-50 46-18 14-36 28-55 41-19 12-39 24-59 35s-41 20-62 29-43 16-65 23c-21 7-44 12-66 17-22 4-45 8-68 10s-45 3-68 3-46-1-69-3c-22-2-45-6-67-10-23-5-45-10-67-17s-43-14-64-23-42-18-62-29-40-23-59-35c-19-13-37-27-55-41-18-15-35-30-51-46s-31-33-46-51c-14-18-28-36-41-55-12-19-24-39-35-59s-20-41-29-62-16-42-23-64-12-44-17-67c-4-22-8-45-10-67-2-23-3-46-3-69s1-45 3-68 6-46 10-68c5-22 10-45 17-66 7-22 14-44 23-66 9-21 18-42 29-62s23-40 35-59c13-19 27-37 41-55 15-17 30-34 46-50 16-17 33-32 51-46 18-15 36-28 55-41s39-25 59-35c20-11 41-21 62-30 21-8 42-16 64-23 22-6 44-12 67-16 22-5 45-8 67-10 23-3 46-4 69-4s45 1 68 4c23 2 46 5 68 10 22 4 45 10 66 16 22 7 44 15 65 23 21 9 42 19 62 30 20 10 40 22 59 35s37 26 55 41c17 14 34 29 50 46 17 16 32 33 46 50 16 18 29 36 42 55s25 39 35 59c11 20 21 41 30 62 8 22 16 44 23 66 6 21 12 44 16 66 5 22 8 45 10 68 3 23 4 45 4 68z">
          <text:p/>
        </draw:path>
        <draw:path draw:style-name="gr5" draw:text-style-name="P1" xml:id="id4" draw:id="id4" draw:layer="layout" svg:width="1.396cm" svg:height="1.396cm" svg:x="0.777cm" svg:y="8.429cm" svg:viewBox="0 0 1397 1397" svg:d="M1397 699c0 23-1 46-4 69-2 22-5 45-10 67-4 23-10 45-16 67-7 22-15 43-23 64-9 21-19 42-30 62-10 20-22 40-35 59s-26 37-42 55c-14 18-29 35-46 51-16 16-33 31-50 46-18 14-36 28-55 41-19 12-39 24-59 35s-41 20-62 29-43 16-65 23c-21 7-44 12-66 17-22 4-45 8-68 10s-45 3-68 3-46-1-69-3c-22-2-45-6-67-10-23-5-45-10-67-17s-43-14-64-23-42-18-62-29-40-23-59-35c-19-13-37-27-55-41-18-15-35-30-51-46s-31-33-46-51c-14-18-28-36-41-55-12-19-24-39-35-59s-20-41-29-62-16-42-23-64-12-44-17-67c-4-22-8-45-10-67-2-23-3-46-3-69s1-45 3-68 6-46 10-68c5-22 10-45 17-66 7-22 14-44 23-66 9-21 18-42 29-62s23-40 35-59c13-19 27-37 41-55 15-17 30-34 46-50 16-17 33-32 51-46 18-15 36-28 55-41s39-25 59-35c20-11 41-21 62-30 21-8 42-16 64-23 22-6 44-12 67-16 22-5 45-8 67-10 23-3 46-4 69-4s45 1 68 4c23 2 46 5 68 10 22 4 45 10 66 16 22 7 44 15 65 23 21 9 42 19 62 30 20 10 40 22 59 35s37 26 55 41c17 14 34 29 50 46 17 16 32 33 46 50 16 18 29 36 42 55s25 39 35 59c11 20 21 41 30 62 8 22 16 44 23 66 6 21 12 44 16 66 5 22 8 45 10 68 3 23 4 45 4 68z">
          <text:p/>
        </draw:path>
        <draw:polygon draw:style-name="gr10" draw:text-style-name="P7" draw:layer="layout" svg:width="0.761cm" svg:height="2.834cm" draw:transform="rotate (-3.14159265358979) translate (2.005cm 12.065cm)" svg:viewBox="0 0 762 2835" draw:points="620,2835 762,2765 291,391 441,318 136,0 0,535 149,461">
          <text:p/>
        </draw:polygon>
        <draw:frame draw:style-name="gr7" draw:text-style-name="P6" draw:layer="layout" svg:width="4.376cm" svg:height="1.552cm" svg:x="0.417cm" svg:y="12.418cm">
          <draw:image xlink:href="Pictures/10001B8D00000447000001850D3B110185E0CE18.svg" xlink:type="simple" xlink:show="embed" xlink:actuate="onLoad" draw:mime-type="image/svg+xml">
            <text:p/>
          </draw:image>
          <draw:image xlink:href="Pictures/100000010000004000000017F33AF443A1757E55.png" xlink:type="simple" xlink:show="embed" xlink:actuate="onLoad" draw:mime-type="image/png"/>
          <svg:title>TexMaths</svg:title>
          <svg:desc>40§latex§\pi(h_{9/2})§svg§600§TRUE§</svg:desc>
        </draw:frame>
        <draw:frame draw:style-name="gr7" draw:text-style-name="P6" xml:id="id3" draw:id="id3" draw:layer="layout" svg:width="1.024cm" svg:height="0.988cm" svg:x="10.362cm" svg:y="1.079cm">
          <draw:image xlink:href="Pictures/1000072D00000101000000F8B189FC64D1BE8986.svg" xlink:type="simple" xlink:show="embed" xlink:actuate="onLoad" draw:mime-type="image/svg+xml">
            <text:p/>
          </draw:image>
          <draw:image xlink:href="Pictures/100000010000000F0000000F739F681F1A7C1EA5.png" xlink:type="simple" xlink:show="embed" xlink:actuate="onLoad" draw:mime-type="image/png"/>
          <svg:title>TexMaths</svg:title>
          <svg:desc>40§latex§\mathbf{R}§svg§600§TRUE§</svg:desc>
        </draw:frame>
        <draw:connector draw:style-name="gr8" draw:text-style-name="P6" draw:layer="layout" draw:type="curve" svg:x1="11.386cm" svg:y1="1.573cm" svg:x2="15.961cm" svg:y2="2.467cm" draw:start-shape="id3" draw:start-glue-point="1" svg:d="M11386 1573c3807 0 1520 894 4575 894" svg:viewBox="0 0 4576 895">
          <text:p/>
        </draw:connector>
        <draw:connector draw:style-name="gr9" draw:text-style-name="P6" draw:layer="layout" draw:type="curve" draw:line-skew="-1.113cm" svg:x1="1.475cm" svg:y1="8.429cm" svg:x2="16.008cm" svg:y2="2.877cm" draw:start-shape="id4" draw:start-glue-point="0" svg:d="M1475 8429c0-6246 14533-3470 14533-5552" svg:viewBox="0 0 14534 5553">
          <text:p/>
        </draw:connector>
        <draw:frame draw:style-name="gr7" draw:text-style-name="P6" draw:layer="layout" svg:width="6.436cm" svg:height="1.4cm" svg:x="16.15cm" svg:y="1.798cm">
          <draw:image xlink:href="Pictures/100014480000064A0000015FF6CAA01E2CF192EE.svg" xlink:type="simple" xlink:show="embed" xlink:actuate="onLoad" draw:mime-type="image/svg+xml">
            <text:p/>
          </draw:image>
          <draw:image xlink:href="Pictures/100000010000005E00000015B83FCA2FA806740E.png" xlink:type="simple" xlink:show="embed" xlink:actuate="onLoad" draw:mime-type="image/png"/>
          <svg:title>TexMaths</svg:title>
          <svg:desc>40§latex§Z=71\ (Lu)§svg§600§TRUE§</svg:desc>
        </draw:frame>
        <draw:frame draw:style-name="gr7" draw:text-style-name="P6" draw:layer="layout" svg:width="6.612cm" svg:height="1.4cm" svg:x="3.45cm" svg:y="0.998cm">
          <draw:image xlink:href="Pictures/100019AC000006760000015F3753BE32AC1965B8.svg" xlink:type="simple" xlink:show="embed" xlink:actuate="onLoad" draw:mime-type="image/svg+xml">
            <text:p/>
          </draw:image>
          <draw:image xlink:href="Pictures/1000000100000061000000158B22DF4BE45B8526.png" xlink:type="simple" xlink:show="embed" xlink:actuate="onLoad" draw:mime-type="image/png"/>
          <svg:title>TexMaths</svg:title>
          <svg:desc>40§latex§Z=70\ (Yb)§svg§600§TRUE§</svg:desc>
        </draw:frame>
        <draw:frame draw:style-name="gr7" draw:text-style-name="P6" draw:layer="layout" svg:width="3.528cm" svg:height="1.02cm" svg:x="19.95cm" svg:y="13.298cm">
          <draw:image xlink:href="Pictures/10000FB90000037300000100934253D5D0C1976E.svg" xlink:type="simple" xlink:show="embed" xlink:actuate="onLoad" draw:mime-type="image/svg+xml">
            <text:p/>
          </draw:image>
          <draw:image xlink:href="Pictures/10000001000000340000000F54F46D9BA3D97217.png" xlink:type="simple" xlink:show="embed" xlink:actuate="onLoad" draw:mime-type="image/png"/>
          <svg:title>TexMaths</svg:title>
          <svg:desc>40§latex§TSD4§svg§600§TRUE§</svg:desc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1cm" fo:margin-right="0.1cm" fo:page-width="25.154cm" fo:page-height="16.8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3T16:18:05.892283480</dc:date>
    <meta:editing-duration>PT16M52S</meta:editing-duration>
    <meta:editing-cycles>8</meta:editing-cycles>
    <meta:generator>LibreOffice/7.5.3.2$MacOSX_AARCH64 LibreOffice_project/9f56dff12ba03b9acd7730a5a481eea045e468f3</meta:generator>
    <meta:document-statistic meta:object-count="26"/>
  </office:meta>
</office:document-meta>
</file>